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1cm" style:rel-column-width="11987*"/>
    </style:style>
    <style:style style:name="Table1.B" style:family="table-column">
      <style:table-column-properties style:column-width="13.891cm" style:rel-column-width="53548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11cm" style:rel-column-width="11987*"/>
    </style:style>
    <style:style style:name="Table2.B" style:family="table-column">
      <style:table-column-properties style:column-width="13.891cm" style:rel-column-width="53548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6cm" style:rel-column-width="13130*"/>
    </style:style>
    <style:style style:name="Table3.B" style:family="table-column">
      <style:table-column-properties style:column-width="13.594cm" style:rel-column-width="52405*"/>
    </style:style>
    <style:style style:name="Table3.A1" style:family="table-cell">
      <style:table-cell-properties style:writing-mode="page"/>
    </style:style>
    <style:style style:name="Table3.9" style:family="table-row">
      <style:table-row-properties style:min-row-height="0.603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6cm" style:rel-column-width="13130*"/>
    </style:style>
    <style:style style:name="Table4.B" style:family="table-column">
      <style:table-column-properties style:column-width="13.594cm" style:rel-column-width="52405*"/>
    </style:style>
    <style:style style:name="Table4.A1" style:family="table-cell">
      <style:table-cell-properties style:writing-mode="page"/>
    </style:style>
    <style:style style:name="Table4.9" style:family="table-row">
      <style:table-row-properties style:min-row-height="0.603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6cm" style:rel-column-width="13130*"/>
    </style:style>
    <style:style style:name="Table5.B" style:family="table-column">
      <style:table-column-properties style:column-width="13.594cm" style:rel-column-width="52405*"/>
    </style:style>
    <style:style style:name="Table5.A1" style:family="table-cell">
      <style:table-cell-properties style:writing-mode="page"/>
    </style:style>
    <style:style style:name="Table5.9" style:family="table-row">
      <style:table-row-properties style:min-row-height="0.603cm"/>
    </style:style>
    <style:style style:name="P1" style:family="paragraph" style:parent-style-name="Standard">
      <style:text-properties officeooo:paragraph-rsid="000ab46d"/>
    </style:style>
    <style:style style:name="P2" style:family="paragraph" style:parent-style-name="Standard">
      <style:text-properties officeooo:paragraph-rsid="000cfab0"/>
    </style:style>
    <style:style style:name="P3" style:family="paragraph" style:parent-style-name="Table_20_Contents">
      <style:text-properties officeooo:rsid="000ab46d" officeooo:paragraph-rsid="000ab46d"/>
    </style:style>
    <style:style style:name="P4" style:family="paragraph" style:parent-style-name="Table_20_Contents">
      <style:text-properties officeooo:rsid="000acec7" officeooo:paragraph-rsid="000acec7"/>
    </style:style>
    <style:style style:name="P5" style:family="paragraph" style:parent-style-name="Table_20_Contents">
      <style:text-properties officeooo:rsid="000acec7" officeooo:paragraph-rsid="000cfab0"/>
    </style:style>
    <style:style style:name="P6" style:family="paragraph" style:parent-style-name="Table_20_Contents">
      <style:text-properties officeooo:rsid="000c77d3" officeooo:paragraph-rsid="000c77d3"/>
    </style:style>
    <style:style style:name="P7" style:family="paragraph" style:parent-style-name="Table_20_Contents">
      <style:text-properties officeooo:rsid="000c77d3" officeooo:paragraph-rsid="000cfab0"/>
    </style:style>
    <style:style style:name="P8" style:family="paragraph" style:parent-style-name="Table_20_Contents">
      <style:text-properties officeooo:rsid="000cfab0" officeooo:paragraph-rsid="000cfab0"/>
    </style:style>
    <style:style style:name="P9" style:family="paragraph" style:parent-style-name="Text_20_body">
      <style:text-properties officeooo:paragraph-rsid="000ab46d"/>
    </style:style>
    <style:style style:name="P10" style:family="paragraph" style:parent-style-name="Standard">
      <style:text-properties officeooo:paragraph-rsid="000cfab0"/>
    </style:style>
    <style:style style:name="P11" style:family="paragraph" style:parent-style-name="Standard">
      <style:text-properties officeooo:paragraph-rsid="000e46ab"/>
    </style:style>
    <style:style style:name="P12" style:family="paragraph" style:parent-style-name="Table_20_Contents">
      <style:text-properties officeooo:rsid="000acec7" officeooo:paragraph-rsid="000e46ab"/>
    </style:style>
    <style:style style:name="P13" style:family="paragraph" style:parent-style-name="Table_20_Contents">
      <style:text-properties officeooo:rsid="000cfab0" officeooo:paragraph-rsid="000e46ab"/>
    </style:style>
    <style:style style:name="P14" style:family="paragraph" style:parent-style-name="Table_20_Contents">
      <style:text-properties officeooo:rsid="000c77d3" officeooo:paragraph-rsid="000e46ab"/>
    </style:style>
    <style:style style:name="P15" style:family="paragraph" style:parent-style-name="Table_20_Contents">
      <style:text-properties officeooo:rsid="000e46ab" officeooo:paragraph-rsid="000e46ab"/>
    </style:style>
    <style:style style:name="T1" style:family="text">
      <style:text-properties officeooo:rsid="000acec7"/>
    </style:style>
    <style:style style:name="T2" style:family="text">
      <style:text-properties officeooo:rsid="000cfab0"/>
    </style:style>
    <style:style style:name="T3" style:family="text">
      <style:text-properties officeooo:rsid="000e46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ombre:</text:p>
          </table:table-cell>
          <table:table-cell table:style-name="Table1.A1" office:value-type="string">
            <text:p text:style-name="P3">Alumno</text:p>
          </table:table-cell>
        </table:table-row>
        <table:table-row>
          <table:table-cell table:style-name="Table1.A1" table:number-columns-spanned="2" office:value-type="string">
            <text:p text:style-name="P3">Descripcion: </text:p>
            <text:p text:style-name="P3">Representa a un usuario con rol de alumno que puede entrar al sistema una vez este dentro de la lista</text:p>
          </table:table-cell>
          <table:covered-table-cell/>
        </table:table-row>
      </table:table>
      <text:p text:style-name="Standard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Nombre:</text:p>
          </table:table-cell>
          <table:table-cell table:style-name="Table2.A1" office:value-type="string">
            <text:p text:style-name="P3">Profesor</text:p>
          </table:table-cell>
        </table:table-row>
        <table:table-row>
          <table:table-cell table:style-name="Table2.A1" table:number-columns-spanned="2" office:value-type="string">
            <text:p text:style-name="P3">Descripcion: </text:p>
            <text:p text:style-name="P3">Representa a un profesor que <text:span text:style-name="T1">puede crear asignaturas y proporcionar lista de matriculadas en esta</text:span></text:p>
          </table:table-cell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Nombre</text:p>
          </table:table-cell>
          <table:table-cell table:style-name="Table3.A1" office:value-type="string">
            <text:p text:style-name="P6">Crea asignaturas</text:p>
          </table:table-cell>
        </table:table-row>
        <table:table-row>
          <table:table-cell table:style-name="Table3.A1" office:value-type="string">
            <text:p text:style-name="P4">Autor</text:p>
          </table:table-cell>
          <table:table-cell table:style-name="Table3.A1" office:value-type="string">
            <text:p text:style-name="P6">Profesor</text:p>
          </table:table-cell>
        </table:table-row>
        <table:table-row>
          <table:table-cell table:style-name="Table3.A1" office:value-type="string">
            <text:p text:style-name="P4">Fecha</text:p>
          </table:table-cell>
          <table:table-cell table:style-name="Table3.A1" office:value-type="string">
            <text:p text:style-name="P6">8/10/2020</text:p>
          </table:table-cell>
        </table:table-row>
        <table:table-row>
          <table:table-cell table:style-name="Table3.A1" table:number-columns-spanned="2" office:value-type="string">
            <text:p text:style-name="P4">Descripcion:</text:p>
            <text:p text:style-name="P6">El profesor crea auna asignatura en la que se matriculan alumnos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Actores:</text:p>
            <text:p text:style-name="P6">Profesor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Precondiciones:</text:p>
            <text:p text:style-name="P4"/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Flujo normal:</text:p>
            <text:p text:style-name="P6">El profesor da de alta una asignatura en el sistema.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Flujo alternativo:</text:p>
            <text:p text:style-name="P4"/>
          </table:table-cell>
          <table:covered-table-cell/>
        </table:table-row>
        <table:table-row table:style-name="Table3.9">
          <table:table-cell table:style-name="Table3.A1" table:number-columns-spanned="2" office:value-type="string">
            <text:p text:style-name="P4">Poscondiciones:</text:p>
            <text:p text:style-name="P6">Se almacena en el sistema la asignatura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ombre</text:p>
          </table:table-cell>
          <table:table-cell table:style-name="Table4.A1" office:value-type="string">
            <text:p text:style-name="P8">Consulta matriculados</text:p>
          </table:table-cell>
        </table:table-row>
        <table:table-row>
          <table:table-cell table:style-name="Table4.A1" office:value-type="string">
            <text:p text:style-name="P5">Autor</text:p>
          </table:table-cell>
          <table:table-cell table:style-name="Table4.A1" office:value-type="string">
            <text:p text:style-name="P7">Profesor</text:p>
          </table:table-cell>
        </table:table-row>
        <table:table-row>
          <table:table-cell table:style-name="Table4.A1" office:value-type="string">
            <text:p text:style-name="P5">Fecha</text:p>
          </table:table-cell>
          <table:table-cell table:style-name="Table4.A1" office:value-type="string">
            <text:p text:style-name="P7">8/10/2020</text:p>
          </table:table-cell>
        </table:table-row>
        <table:table-row>
          <table:table-cell table:style-name="Table4.A1" table:number-columns-spanned="2" office:value-type="string">
            <text:p text:style-name="P5">Descripcion:</text:p>
            <text:p text:style-name="P7">El profesor <text:span text:style-name="T2">pide al <text:s/>sistema un listado de alumnos matriculados en el sistema y este sistema se la proporciona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Actores:</text:p>
            <text:p text:style-name="P7">Profesor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Precondiciones:</text:p>
            <text:p text:style-name="P5">- <text:span text:style-name="T2">Que esa asignatura se haya creado antes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Flujo normal:</text:p>
            <text:p text:style-name="P7"><text:span text:style-name="T3">1. </text:span>El profesor <text:span text:style-name="T2">consulta los alumnos matriculados en una asignatura que existe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Flujo alternativo:</text:p>
            <text:p text:style-name="P5"/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5">Poscondiciones:</text:p>
            <text:p text:style-name="P8">Se muestra en pantalla en la lista</text:p>
          </table:table-cell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Nombre</text:p>
          </table:table-cell>
          <table:table-cell table:style-name="Table5.A1" office:value-type="string">
            <text:p text:style-name="P13">Consulta<text:span text:style-name="T3">r lista solicutud de cambios</text:span></text:p>
          </table:table-cell>
        </table:table-row>
        <table:table-row>
          <table:table-cell table:style-name="Table5.A1" office:value-type="string">
            <text:p text:style-name="P12">Autor</text:p>
          </table:table-cell>
          <table:table-cell table:style-name="Table5.A1" office:value-type="string">
            <text:p text:style-name="P15">Alumno</text:p>
          </table:table-cell>
        </table:table-row>
        <table:table-row>
          <table:table-cell table:style-name="Table5.A1" office:value-type="string">
            <text:p text:style-name="P12">Fecha</text:p>
          </table:table-cell>
          <table:table-cell table:style-name="Table5.A1" office:value-type="string">
            <text:p text:style-name="P14">8/10/2020</text:p>
          </table:table-cell>
        </table:table-row>
        <table:table-row>
          <table:table-cell table:style-name="Table5.A1" table:number-columns-spanned="2" office:value-type="string">
            <text:p text:style-name="P12">Descripcion:</text:p>
            <text:p text:style-name="P14">El <text:span text:style-name="T3">alumno ve la lista de solicitudes de cambio y en esta lsita puede dejar su peticion o cambiarse si hay otra peticion de otro alumno que le interese</text:span>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2">Actores:</text:p>
            <text:p text:style-name="P15">Alumno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2">Precondiciones:</text:p>
            <text:p text:style-name="P12">- <text:span text:style-name="T2">Que e</text:span><text:span text:style-name="T3">l alumno este matriculado en una asignatura</text:span>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2">Flujo normal:</text:p>
            <text:p text:style-name="P14"><text:span text:style-name="T3">1. </text:span>El <text:span text:style-name="T3">alumno ve una lista de todas las solucitudes de cambios.</text:span></text:p>
            <text:p text:style-name="P15">2. A- Deja una solicitud de cambio de asignatura</text:p>
            <text:p text:style-name="P15">2. B- Pincha en una solicitud de cambio creada por otro alumno y rellena sus datos necesarios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2">Flujo alternativo:</text:p>
            <text:p text:style-name="P12"/>
          </table:table-cell>
          <table:covered-table-cell/>
        </table:table-row>
        <table:table-row table:style-name="Table5.9">
          <table:table-cell table:style-name="Table5.A1" table:number-columns-spanned="2" office:value-type="string">
            <text:p text:style-name="P12">Poscondiciones:</text:p>
            <text:p text:style-name="P13">Se <text:span text:style-name="T3">actualiza la la lista con los nuevos cambios o por lo contrario, deja la lista tal y como esta si no hay nada nuevo</text:span>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54:46.616113000</meta:creation-date>
    <dc:date>2021-02-09T11:37:20.417241660</dc:date>
    <meta:editing-duration>PT20M29S</meta:editing-duration>
    <meta:editing-cycles>4</meta:editing-cycles>
    <meta:generator>LibreOffice/6.4.6.2$Linux_X86_64 LibreOffice_project/40$Build-2</meta:generator>
    <meta:document-statistic meta:table-count="5" meta:image-count="0" meta:object-count="0" meta:page-count="2" meta:paragraph-count="60" meta:word-count="267" meta:character-count="1625" meta:non-whitespace-character-count="1415"/>
  </office:meta>
</office:document-meta>
</file>